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8E000001F97C1E99F5951CB6F3.png" manifest:media-type="image/png"/>
  <manifest:file-entry manifest:full-path="Pictures/10000001000003C2000001F947E51E83D7439EE3.png" manifest:media-type="image/png"/>
  <manifest:file-entry manifest:full-path="Pictures/10000001000006050000036965979031D5E911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81d41a" fo:min-height="0.642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81d41a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3.495cm" svg:height="1.737cm" svg:x="1.905cm" svg:y="0.081cm" presentation:class="title" presentation:user-transformed="true">
          <draw:text-box>
            <text:p>Fuzzy _node _test 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5.23cm" svg:height="14.293cm" svg:x="1.44cm" svg:y="1.905cm">
          <draw:image xlink:href="Pictures/10000001000006050000036965979031D5E911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5.452cm" svg:height="13.36cm" svg:x="1.344cm" svg:y="1.232cm">
          <draw:image xlink:href="Pictures/10000001000003C2000001F947E51E83D7439E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7.999cm" svg:height="9.942cm" svg:x="0.07cm" svg:y="2.941cm">
          <draw:image xlink:href="Pictures/100000010000058E000001F97C1E99F5951CB6F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1T10:17:32.960249853</meta:creation-date>
    <dc:date>2024-04-01T10:21:51.861736216</dc:date>
    <meta:editing-duration>PT4M20S</meta:editing-duration>
    <meta:editing-cycles>1</meta:editing-cycles>
    <meta:generator>LibreOffice/7.3.7.2$Linux_X86_64 LibreOffice_project/30$Build-2</meta:generator>
    <meta:document-statistic meta:object-count="60"/>
  </office:meta>
</office:document-meta>
</file>